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The Future of Container Technology</text:p>
      <text:p text:style-name="P1">Yesterday, before year 2000, developers coded, tested and deployed their code into test and production, all by themselves. Most companies, especially the smaller ones, didn’t have the capacity to hire extra people doing only operations. Later on, we got those “Operations” people, responsible for putting code into production. The problem is obvious, a wall between development and operations didn’t improve anything, communication was hard. Time to market went down, people became frustrated and quality got bad. </text:p>
      <text:p text:style-name="P1">Today, </text:p>
      <text:p text:style-name="P1">The Future,</text:p>
    </office:text>
  </office:body>
</office:document-content>
</file>

<file path=styles.xml><?xml version="1.0" encoding="utf-8"?>
<office:document-styles xmlns:office="urn:oasis:names:tc:opendocument:xmlns:office:1.0" office:version="1.2"/>
</file>